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-ag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73.428" calcext:value-type="float">
            <text:p>73.4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72.856" calcext:value-type="float">
            <text:p>72.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59.642" calcext:value-type="float">
            <text:p>59.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1.606" calcext:value-type="float">
            <text:p>61.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63.393" calcext:value-type="float">
            <text:p>63.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66.249" calcext:value-type="float">
            <text:p>66.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63.036" calcext:value-type="float">
            <text:p>63.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66.249" calcext:value-type="float">
            <text:p>66.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3.642" calcext:value-type="float">
            <text:p>73.6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3.61" calcext:value-type="float">
            <text:p>73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4.285" calcext:value-type="float">
            <text:p>64.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3.751" calcext:value-type="float">
            <text:p>63.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8.394" calcext:value-type="float">
            <text:p>68.3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2.501" calcext:value-type="float">
            <text:p>62.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8.394" calcext:value-type="float">
            <text:p>68.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3.534" calcext:value-type="float">
            <text:p>73.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2.822" calcext:value-type="float">
            <text:p>72.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4.463" calcext:value-type="float">
            <text:p>64.4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6.251" calcext:value-type="float">
            <text:p>66.2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64.107" calcext:value-type="float">
            <text:p>64.1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5.714" calcext:value-type="float">
            <text:p>65.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74.1328571428572" calcext:value-type="float">
            <text:p>74.1328571428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74.0314285714286" calcext:value-type="float">
            <text:p>74.03142857142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71.1728571428571" calcext:value-type="float">
            <text:p>71.1728571428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9.6428571428571" calcext:value-type="float">
            <text:p>69.6428571428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76.2742857142857" calcext:value-type="float">
            <text:p>76.27428571428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69.3885714285714" calcext:value-type="float">
            <text:p>69.3885714285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76.2742857142857" calcext:value-type="float">
            <text:p>76.27428571428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3.071" calcext:value-type="float">
            <text:p>73.0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2.536" calcext:value-type="float">
            <text:p>72.5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8.393" calcext:value-type="float">
            <text:p>68.3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9.108" calcext:value-type="float">
            <text:p>69.1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6.252" calcext:value-type="float">
            <text:p>66.2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3.035" calcext:value-type="float">
            <text:p>73.0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7.858" calcext:value-type="float">
            <text:p>67.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3.035" calcext:value-type="float">
            <text:p>73.0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2.928" calcext:value-type="float">
            <text:p>72.9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3.213" calcext:value-type="float">
            <text:p>73.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7.857" calcext:value-type="float">
            <text:p>67.8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8.929" calcext:value-type="float">
            <text:p>68.9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65.892" calcext:value-type="float">
            <text:p>65.8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2.321" calcext:value-type="float">
            <text:p>72.3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5.892" calcext:value-type="float">
            <text:p>65.8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2.321" calcext:value-type="float">
            <text:p>72.3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5.572" calcext:value-type="float">
            <text:p>75.5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4.964" calcext:value-type="float">
            <text:p>74.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6.429" calcext:value-type="float">
            <text:p>66.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8.036" calcext:value-type="float">
            <text:p>68.0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3.393" calcext:value-type="float">
            <text:p>63.3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8.749" calcext:value-type="float">
            <text:p>68.7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2.855" calcext:value-type="float">
            <text:p>62.8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8.749" calcext:value-type="float">
            <text:p>68.7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4.643" calcext:value-type="float">
            <text:p>74.6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3.929" calcext:value-type="float">
            <text:p>73.9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6.964" calcext:value-type="float">
            <text:p>66.9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6.964" calcext:value-type="float">
            <text:p>66.9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9.642" calcext:value-type="float">
            <text:p>69.6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9.642" calcext:value-type="float">
            <text:p>69.6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73.499" calcext:value-type="float">
            <text:p>73.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71.667" calcext:value-type="float">
            <text:p>71.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68.332" calcext:value-type="float">
            <text:p>68.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65.832" calcext:value-type="float">
            <text:p>65.8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74.165" calcext:value-type="float">
            <text:p>74.1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64.166" calcext:value-type="float">
            <text:p>64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74.165" calcext:value-type="float">
            <text:p>74.1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69.166" calcext:value-type="float">
            <text:p>69.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68.334" calcext:value-type="float">
            <text:p>68.3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9.166" calcext:value-type="float">
            <text:p>69.1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71.666" calcext:value-type="float">
            <text:p>71.6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4.165" calcext:value-type="float">
            <text:p>74.1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4.165" calcext:value-type="float">
            <text:p>74.1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2.499" calcext:value-type="float">
            <text:p>72.4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4.999" calcext:value-type="float">
            <text:p>64.9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3.334" calcext:value-type="float">
            <text:p>63.3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68.333" calcext:value-type="float">
            <text:p>68.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4.999" calcext:value-type="float">
            <text:p>74.9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4.167" calcext:value-type="float">
            <text:p>64.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4.999" calcext:value-type="float">
            <text:p>74.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68.666" calcext:value-type="float">
            <text:p>68.6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69.333" calcext:value-type="float">
            <text:p>69.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6.668" calcext:value-type="float">
            <text:p>66.6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7.499" calcext:value-type="float">
            <text:p>67.4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5.833" calcext:value-type="float">
            <text:p>75.8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9.167" calcext:value-type="float">
            <text:p>69.1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5.833" calcext:value-type="float">
            <text:p>75.8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0.833" calcext:value-type="float">
            <text:p>60.8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58.334" calcext:value-type="float">
            <text:p>58.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58.333" calcext:value-type="float">
            <text:p>58.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5.833" calcext:value-type="float">
            <text:p>75.8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54.167" calcext:value-type="float">
            <text:p>54.1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5.833" calcext:value-type="float">
            <text:p>75.8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2.333" calcext:value-type="float">
            <text:p>72.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1.499" calcext:value-type="float">
            <text:p>71.4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9.165" calcext:value-type="float">
            <text:p>69.1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5.834" calcext:value-type="float">
            <text:p>65.8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6.666" calcext:value-type="float">
            <text:p>66.6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3.332" calcext:value-type="float">
            <text:p>73.3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5.001" calcext:value-type="float">
            <text:p>65.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3.332" calcext:value-type="float">
            <text:p>73.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4.833" calcext:value-type="float">
            <text:p>74.8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4.167" calcext:value-type="float">
            <text:p>74.1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8.333" calcext:value-type="float">
            <text:p>68.3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9.167" calcext:value-type="float">
            <text:p>69.1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3.332" calcext:value-type="float">
            <text:p>73.3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4.999" calcext:value-type="float">
            <text:p>64.9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4.165" calcext:value-type="float">
            <text:p>74.1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81.181" calcext:value-type="float">
            <text:p>81.1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80.819" calcext:value-type="float">
            <text:p>80.8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67.272" calcext:value-type="float">
            <text:p>67.2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5.909" calcext:value-type="float">
            <text:p>65.9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68.637" calcext:value-type="float">
            <text:p>68.6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74.544" calcext:value-type="float">
            <text:p>74.5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69.547" calcext:value-type="float">
            <text:p>69.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74.544" calcext:value-type="float">
            <text:p>74.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9.728" calcext:value-type="float">
            <text:p>79.7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9.271" calcext:value-type="float">
            <text:p>79.2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71.363" calcext:value-type="float">
            <text:p>71.3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74.09" calcext:value-type="float">
            <text:p>74.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71.364" calcext:value-type="float">
            <text:p>71.3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4.999" calcext:value-type="float">
            <text:p>74.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71.817" calcext:value-type="float">
            <text:p>71.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4.999" calcext:value-type="float">
            <text:p>74.9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80.907" calcext:value-type="float">
            <text:p>80.9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80.816" calcext:value-type="float">
            <text:p>80.8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73.635" calcext:value-type="float">
            <text:p>73.6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3.182" calcext:value-type="float">
            <text:p>73.1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5.908" calcext:value-type="float">
            <text:p>75.9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74.545" calcext:value-type="float">
            <text:p>74.5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5.908" calcext:value-type="float">
            <text:p>75.9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7.544" calcext:value-type="float">
            <text:p>77.5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6.362" calcext:value-type="float">
            <text:p>76.3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74.545" calcext:value-type="float">
            <text:p>74.5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8.637" calcext:value-type="float">
            <text:p>68.6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71.817" calcext:value-type="float">
            <text:p>71.8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8.637" calcext:value-type="float">
            <text:p>68.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7.274" calcext:value-type="float">
            <text:p>67.2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8.637" calcext:value-type="float">
            <text:p>68.6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7.001" calcext:value-type="float">
            <text:p>77.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5.819" calcext:value-type="float">
            <text:p>75.8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9.546" calcext:value-type="float">
            <text:p>69.5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5.909" calcext:value-type="float">
            <text:p>65.9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0.454" calcext:value-type="float">
            <text:p>70.4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7.728" calcext:value-type="float">
            <text:p>67.7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81.455" calcext:value-type="float">
            <text:p>81.4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80.909" calcext:value-type="float">
            <text:p>80.9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73.635" calcext:value-type="float">
            <text:p>73.6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71.363" calcext:value-type="float">
            <text:p>71.3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8.638" calcext:value-type="float">
            <text:p>68.6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76.362" calcext:value-type="float">
            <text:p>76.3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9.091" calcext:value-type="float">
            <text:p>69.0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76.362" calcext:value-type="float">
            <text:p>76.3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82.454" calcext:value-type="float">
            <text:p>82.4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81.18" calcext:value-type="float">
            <text:p>81.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71.818" calcext:value-type="float">
            <text:p>71.8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72.272" calcext:value-type="float">
            <text:p>72.2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3.183" calcext:value-type="float">
            <text:p>73.1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76.363" calcext:value-type="float">
            <text:p>76.3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74.091" calcext:value-type="float">
            <text:p>74.0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76.363" calcext:value-type="float">
            <text:p>76.3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100,half,all)</text:p>
          </table:table-cell>
          <table:table-cell office:value-type="float" office:value="79.818" calcext:value-type="float">
            <text:p>79.8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F(50,half,all)</text:p>
          </table:table-cell>
          <table:table-cell office:value-type="float" office:value="79.363" calcext:value-type="float">
            <text:p>79.3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2,0.01,0.2)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,4,0.01,0.2)</text:p>
          </table:table-cell>
          <table:table-cell office:value-type="float" office:value="65.908" calcext:value-type="float">
            <text:p>65.9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2)</text:p>
          </table:table-cell>
          <table:table-cell office:value-type="float" office:value="65.455" calcext:value-type="float">
            <text:p>65.4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2,0.01,0.6)</text:p>
          </table:table-cell>
          <table:table-cell office:value-type="float" office:value="63.183" calcext:value-type="float">
            <text:p>63.1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2)</text:p>
          </table:table-cell>
          <table:table-cell office:value-type="float" office:value="64.091" calcext:value-type="float">
            <text:p>64.0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(entropy,4,0.01,0.6)</text:p>
          </table:table-cell>
          <table:table-cell office:value-type="float" office:value="63.183" calcext:value-type="float">
            <text:p>63.1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9.909" calcext:value-type="float">
            <text:p>79.9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9.909" calcext:value-type="float">
            <text:p>79.9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71.363" calcext:value-type="float">
            <text:p>71.3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9.091" calcext:value-type="float">
            <text:p>69.0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71.818" calcext:value-type="float">
            <text:p>71.8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6.818" calcext:value-type="float">
            <text:p>66.8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72.728" calcext:value-type="float">
            <text:p>72.7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6.818" calcext:value-type="float">
            <text:p>66.8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8.816" calcext:value-type="float">
            <text:p>78.8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8.545" calcext:value-type="float">
            <text:p>78.5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69.546" calcext:value-type="float">
            <text:p>69.5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68.637" calcext:value-type="float">
            <text:p>68.6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2.273" calcext:value-type="float">
            <text:p>72.2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1.821" calcext:value-type="float">
            <text:p>61.8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70.001" calcext:value-type="float">
            <text:p>70.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1.821" calcext:value-type="float">
            <text:p>61.8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74.362" calcext:value-type="float">
            <text:p>74.3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73.726" calcext:value-type="float">
            <text:p>73.7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6.365" calcext:value-type="float">
            <text:p>66.3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70.909" calcext:value-type="float">
            <text:p>70.9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2.274" calcext:value-type="float">
            <text:p>62.2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70.456" calcext:value-type="float">
            <text:p>70.4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2.274" calcext:value-type="float">
            <text:p>62.2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74.728" calcext:value-type="float">
            <text:p>74.7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75.273" calcext:value-type="float">
            <text:p>75.2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71.818" calcext:value-type="float">
            <text:p>71.8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71.365" calcext:value-type="float">
            <text:p>71.3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2.274" calcext:value-type="float">
            <text:p>72.2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1.819" calcext:value-type="float">
            <text:p>61.8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71.363" calcext:value-type="float">
            <text:p>71.3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1.819" calcext:value-type="float">
            <text:p>61.8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100,half,all)</text:p>
          </table:table-cell>
          <table:table-cell office:value-type="float" office:value="82.638" calcext:value-type="float">
            <text:p>82.6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F(50,half,all)</text:p>
          </table:table-cell>
          <table:table-cell office:value-type="float" office:value="81.363" calcext:value-type="float">
            <text:p>81.36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2,0.01,0.2)</text:p>
          </table:table-cell>
          <table:table-cell office:value-type="float" office:value="69.092" calcext:value-type="float">
            <text:p>69.0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,4,0.01,0.2)</text:p>
          </table:table-cell>
          <table:table-cell office:value-type="float" office:value="69.091" calcext:value-type="float">
            <text:p>69.0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2)</text:p>
          </table:table-cell>
          <table:table-cell office:value-type="float" office:value="68.182" calcext:value-type="float">
            <text:p>68.1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2,0.01,0.6)</text:p>
          </table:table-cell>
          <table:table-cell office:value-type="float" office:value="62.273" calcext:value-type="float">
            <text:p>62.27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2)</text:p>
          </table:table-cell>
          <table:table-cell office:value-type="float" office:value="67.728" calcext:value-type="float">
            <text:p>67.7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(entropy,4,0.01,0.6)</text:p>
          </table:table-cell>
          <table:table-cell office:value-type="float" office:value="62.273" calcext:value-type="float">
            <text:p>62.2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100,half,all)</text:p>
          </table:table-cell>
          <table:table-cell office:value-type="float" office:value="81.909" calcext:value-type="float">
            <text:p>81.9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(50,half,all)</text:p>
          </table:table-cell>
          <table:table-cell office:value-type="float" office:value="81.819" calcext:value-type="float">
            <text:p>81.8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2,0.01,0.2)</text:p>
          </table:table-cell>
          <table:table-cell office:value-type="float" office:value="73.181" calcext:value-type="float">
            <text:p>73.1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,4,0.01,0.2)</text:p>
          </table:table-cell>
          <table:table-cell office:value-type="float" office:value="73.637" calcext:value-type="float">
            <text:p>73.6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2)</text:p>
          </table:table-cell>
          <table:table-cell office:value-type="float" office:value="75.454" calcext:value-type="float">
            <text:p>75.4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2,0.01,0.6)</text:p>
          </table:table-cell>
          <table:table-cell office:value-type="float" office:value="62.729" calcext:value-type="float">
            <text:p>62.7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2)</text:p>
          </table:table-cell>
          <table:table-cell office:value-type="float" office:value="75.909" calcext:value-type="float">
            <text:p>75.90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(entropy,4,0.01,0.6)</text:p>
          </table:table-cell>
          <table:table-cell office:value-type="float" office:value="62.729" calcext:value-type="float">
            <text:p>62.729</text:p>
          </table:table-cell>
        </table:table-row>
        <table:table-row table:style-name="ro1" table:number-rows-repeated="104828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full_columns-agg'.G1:'full_columns-agg'.G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1T17:02:53.465758394</dc:date>
    <meta:editing-duration>PT2M57S</meta:editing-duration>
    <meta:editing-cycles>1</meta:editing-cycles>
    <meta:document-statistic meta:table-count="1" meta:cell-count="2022" meta:object-count="0"/>
    <meta:generator>LibreOffice/6.4.7.2$Linux_X86_64 LibreOffice_project/40$Build-2</meta:generator>
  </office:meta>
</office:document-meta>
</file>